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2" style:family="paragraph" style:parent-style-name="Standard">
      <style:paragraph-properties fo:line-height="150%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3" style:family="paragraph" style:parent-style-name="Standard">
      <style:paragraph-properties fo:line-height="150%" fo:text-align="start" style:justify-single-word="false" style:text-autospace="non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P4" style:family="paragraph" style:parent-style-name="Standard">
      <style:paragraph-properties fo:line-height="150%" style:text-autospace="none"/>
      <style:text-properties fo:font-size="12pt" style:font-size-asian="12pt" style:font-size-complex="12pt"/>
    </style:style>
    <style:style style:name="P5" style:family="paragraph" style:parent-style-name="Standard" style:list-style-name="L5">
      <style:paragraph-properties fo:line-height="150%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6" style:family="paragraph" style:parent-style-name="Standard">
      <style:paragraph-properties fo:line-height="150%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7" style:family="paragraph" style:parent-style-name="Standard" style:list-style-name="L6">
      <style:paragraph-properties fo:line-height="150%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8" style:family="paragraph" style:parent-style-name="Standard" style:list-style-name="L7">
      <style:paragraph-properties fo:line-height="150%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9" style:family="paragraph" style:parent-style-name="Standard" style:list-style-name="L8">
      <style:paragraph-properties fo:line-height="150%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10" style:family="paragraph" style:parent-style-name="Standard" style:list-style-name="L9">
      <style:paragraph-properties fo:line-height="150%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11" style:family="paragraph" style:parent-style-name="Standard" style:list-style-name="L10">
      <style:paragraph-properties fo:line-height="150%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12" style:family="paragraph" style:parent-style-name="Standard" style:list-style-name="L11">
      <style:paragraph-properties fo:line-height="150%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T1" style:family="text">
      <style:text-properties style:font-name="Arial1" style:font-name-asian="Arial1" style:font-name-complex="Arial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bau der Arbeit</text:p>
      <text:p text:style-name="P1">1. Seite: Leerseite</text:p>
      <text:p text:style-name="P1">2. Seite: Alle Angaben wie Titelseite, jedoch mit vollständigem Titel der Arbeit</text:p>
      <text:p text:style-name="P1">3. Seite: Formblatt „Erklärung gemäß § 35 (7) RaPO“ (für Diplomarbeiten) bzw. die „Erklärung gemäß § 19 (8)</text:p>
      <text:p text:style-name="P1">APO“ (für Bachelor-/ Masterarbeiten)</text:p>
      <text:p text:style-name="P3">4. Seite: Inhaltsverzeichnis.</text:p>
      <text:p text:style-name="P1">5. Seite: Übersicht und Erklärung der verwendeten Formelzeichen mit Einheiten und nicht geläufigen Abkürzungen</text:p>
      <text:p text:style-name="P1">6.-n. Seite: Ausführungen zur eigentlichen Arbeit</text:p>
      <text:p text:style-name="P1">n+1. Seite: Schrifttum. Eine Abschlussarbeit ohne oder mit nicht ausreichendem Literaturnachweis entspricht nicht den</text:p>
      <text:p text:style-name="P1">Anforderungen. Die Quellenangaben sind den bibliographischen Gepflogenheiten entsprechend</text:p>
      <text:p text:style-name="P1">darzustellen.</text:p>
      <text:p text:style-name="P2">n+2. Seite: Anhang nach Absprache mit dem Erstprüfer (ggf. auch als CD-ROM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. Vorwort</text:p>
      <text:list xml:id="list385625477967303168" text:style-name="L6">
        <text:list-item>
          <text:list>
            <text:list-item>
              <text:p text:style-name="P7"><text:s/>Motivation der Arbeit</text:p>
            </text:list-item>
            <text:list-item>
              <text:p text:style-name="P7"><text:s/>Warum "Ruby on Rails"?</text:p>
            </text:list-item>
          </text:list>
        </text:list-item>
      </text:list>
      <text:p text:style-name="P2"/>
      <text:p text:style-name="P2">2. Planung</text:p>
      <text:list xml:id="list8837743891902237880" text:style-name="L7">
        <text:list-item>
          <text:list>
            <text:list-item>
              <text:p text:style-name="P8"><text:s/>Anforderungen an der Applikation</text:p>
            </text:list-item>
            <text:list-item>
              <text:p text:style-name="P8"><text:s/>Das Datenbankschema</text:p>
            </text:list-item>
          </text:list>
        </text:list-item>
      </text:list>
      <text:p text:style-name="P2"/>
      <text:p text:style-name="P2">3. Einführung in Ruby on Rails</text:p>
      <text:list xml:id="list6718163434742720996" text:style-name="L8">
        <text:list-item>
          <text:list>
            <text:list-item>
              <text:p text:style-name="P9"><text:s/>Geschichte</text:p>
            </text:list-item>
            <text:list-item>
              <text:p text:style-name="P9"><text:s/>Aufbau und Konzept</text:p>
              <text:p text:style-name="P9"><text:s/>3.2.1 Movel – View – Controllern</text:p>
              <text:p text:style-name="P9"><text:s/>3.2.2 Don't Repeat Yourself (DRY)</text:p>
              <text:p text:style-name="P9"><text:s/>3.2.3 Convention over Configuration</text:p>
            </text:list-item>
            <text:list-item>
              <text:p text:style-name="P9"><text:s/>Weitere Besonderheiten</text:p>
              <text:p text:style-name="P9"><text:s/>3.3.1 Gemfile</text:p>
              <text:p text:style-name="P9"><text:s/>3.3.2 Assetpipeline</text:p>
              <text:p text:style-name="P9"><text:s/>3.3.3 Routes</text:p>
            </text:list-item>
            <text:list-item>
              <text:p text:style-name="P9"><text:s/>Datenbankinteraktion mit ActiveRecord</text:p>
            </text:list-item>
            <text:list-item>
              <text:p text:style-name="P9"><text:s/>MVC in Action</text:p>
            </text:list-item>
          </text:list>
        </text:list-item>
      </text:list>
      <text:p text:style-name="P2"/>
      <text:p text:style-name="P2">4. Die Videospieldatenbank Schritt für Schritt</text:p>
      <text:list xml:id="list3030414764340961829" text:style-name="L9">
        <text:list-item>
          <text:list>
            <text:list-item>
              <text:p text:style-name="P10"><text:s/>Projektstart</text:p>
            </text:list-item>
            <text:list-item>
              <text:p text:style-name="P10"><text:s/>Das grobe Layout</text:p>
              <text:p text:style-name="P10"><text:s/>4.2.1 Layoutunterstützung durch Bootstrap</text:p>
              <text:p text:style-name="P10"><text:s/>4.2.2 Laden unterschiedlicher Teilbereiche</text:p>
              <text:p text:style-name="P10"><text:s/>4.2.3 Ein Navigations-Controller</text:p>
            </text:list-item>
            <text:list-item>
              <text:p text:style-name="P10"><text:s/>Der User</text:p>
              <text:p text:style-name="P10"><text:s/>4.3.1 User Registrierung</text:p>
              <text:p text:style-name="P10"><text:s/>4.3.2 User Login</text:p>
              <text:p text:style-name="P10"><text:s/>4.3.3 User Profile</text:p>
              <text:p text:style-name="P10"><text:s/>4.3.4 User Restriktionen</text:p>
            </text:list-item>
            <text:list-item>
              <text:p text:style-name="P10"><text:s/>Eintragung von Spieletiteln</text:p>
              <text:p text:style-name="P10"><text:s/>4.4.1 Suchfunktion</text:p>
              <text:p text:style-name="P10"><text:s/>4.4.2 Image Upload</text:p>
            </text:list-item>
            <text:list-item>
              <text:p text:style-name="P10"><text:soft-page-break/><text:s/>Bewertung von Spielen</text:p>
              <text:p text:style-name="P10"><text:s/>4.5.1 Tabellenrelationen</text:p>
              <text:p text:style-name="P10"><text:s/>4.5.2 Rating Bug</text:p>
              <text:p text:style-name="P10"><text:s/>4.5.3 Graphische Aufpolierung</text:p>
            </text:list-item>
            <text:list-item>
              <text:p text:style-name="P10"><text:s/>Verfassen von Reviews </text:p>
              <text:p text:style-name="P10"><text:s/>4.6.1 Verschachteln von Reviews </text:p>
              <text:p text:style-name="P10"><text:s/>4.6.2 Fremdschlüsselübergabe </text:p>
              <text:p text:style-name="P10"><text:s/>4.6.3 Filtern von Reviews</text:p>
              <text:p text:style-name="P10"><text:s/>4.6.4 Individuelles Partial-Rendering</text:p>
              <text:p text:style-name="P10"><text:s/>4.6.5 Löschen von Reviews </text:p>
            </text:list-item>
            <text:list-item>
              <text:p text:style-name="P10"><text:s/>Persönliche Besitzliste</text:p>
              <text:p text:style-name="P10"><text:s/>4.7.1 Jointabelle mit und ohne Model</text:p>
              <text:p text:style-name="P10"><text:s/>4.7.2 Relationship Model </text:p>
              <text:p text:style-name="P10"><text:s/>4.7.3 Methoden für das Hinzufügen</text:p>
              <text:p text:style-name="P10"><text:s/>4.7.4 Routing und Controlling der Own-Actions</text:p>
              <text:p text:style-name="P10"><text:s/>4.7.5 Besitz-Formular</text:p>
            </text:list-item>
          </text:list>
        </text:list-item>
      </text:list>
      <text:p text:style-name="P2"/>
      <text:p text:style-name="P2">5. Ausblick und verbliebene Bugs</text:p>
      <text:list xml:id="list2819090150484255737" text:style-name="L10">
        <text:list-item>
          <text:list>
            <text:list-item>
              <text:p text:style-name="P11"><text:s/>Wertungswiedergabe über Ajax</text:p>
            </text:list-item>
            <text:list-item>
              <text:p text:style-name="P11"><text:s/>Mögliche Erweiterungen</text:p>
            </text:list-item>
          </text:list>
        </text:list-item>
      </text:list>
      <text:p text:style-name="P2"/>
      <text:p text:style-name="P2">6. Bewertung von Ruby on Rails</text:p>
      <text:list xml:id="list4505250054711497882" text:style-name="L11">
        <text:list-item>
          <text:list>
            <text:list-item>
              <text:p text:style-name="P12"><text:s/>Dokumentation</text:p>
            </text:list-item>
            <text:list-item>
              <text:p text:style-name="P12"><text:s/>Einstieg </text:p>
            </text:list-item>
            <text:list-item>
              <text:p text:style-name="P12"><text:s/>Lernfortschritt</text:p>
            </text:list-item>
            <text:list-item>
              <text:p text:style-name="P12"><text:s/>Nutzung der Frontend-Technologien</text:p>
            </text:list-item>
            <text:list-item>
              <text:p text:style-name="P12"><text:s/>Deployment</text:p>
            </text:list-item>
            <text:list-item>
              <text:p text:style-name="P12"><text:s/>Fazit</text:p>
            </text:list-item>
          </text:list>
        </text:list-item>
      </text:list>
      <text:list xml:id="list3340143497020526073" text:style-name="L5">
        <text:list-header>
          <text:p text:style-name="P5"/>
        </text:list-header>
      </text:list>
      <text:p text:style-name="P2">7. Wie das Projekt auf anderen Rechnern nach getestet werden kann</text:p>
      <text:p text:style-name="P2"/>
      <text:p text:style-name="P2">8. Quellen</text:p>
      <text:p text:style-name="P4"><text:a xlink:type="simple" xlink:href="http://ruby.railstutorial.org/ruby-on-rails-tutorial-book"><text:span text:style-name="T1">http://ruby.railstutorial.org/ruby-on-rails-tutorial-book</text:span></text:a></text:p>
      <text:p text:style-name="P2">"Ruby on Rails 3.1" – Galileo Comput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6M36S</meta:editing-duration>
    <meta:editing-cycles>11</meta:editing-cycles>
    <meta:generator>OpenOffice.org/3.4.1$Win32 OpenOffice.org_project/341m1$Build-9593</meta:generator>
    <dc:date>2013-06-23T13:10:51.06</dc:date>
    <meta:document-statistic meta:table-count="0" meta:image-count="0" meta:object-count="0" meta:page-count="3" meta:paragraph-count="74" meta:word-count="321" meta:character-count="2407"/>
    <meta:user-defined meta:name="Info 1"/>
    <meta:user-defined meta:name="Info 2"/>
    <meta:user-defined meta:name="Info 3"/>
    <meta:user-defined meta:name="Info 4"/>
  </office:meta>
</office:document-meta>
</file>